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14.60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0854c5" officeooo:paragraph-rsid="000854c5"/>
    </style:style>
    <style:style style:name="P2" style:family="paragraph" style:parent-style-name="Heading_20_2">
      <style:text-properties officeooo:rsid="000dc332" officeooo:paragraph-rsid="000dc332"/>
    </style:style>
    <style:style style:name="P3" style:family="paragraph" style:parent-style-name="Table_20_Contents">
      <style:text-properties officeooo:rsid="000dc332" officeooo:paragraph-rsid="000dc332"/>
    </style:style>
    <style:style style:name="P4" style:family="paragraph" style:parent-style-name="Table_20_Contents">
      <style:text-properties officeooo:rsid="000e6daa" officeooo:paragraph-rsid="000e6daa"/>
    </style:style>
    <style:style style:name="P5" style:family="paragraph" style:parent-style-name="Text_20_body">
      <style:text-properties officeooo:rsid="000854c5" officeooo:paragraph-rsid="000854c5"/>
    </style:style>
    <style:style style:name="P6" style:family="paragraph" style:parent-style-name="Text_20_body" style:list-style-name="L1">
      <style:text-properties officeooo:rsid="000854c5" officeooo:paragraph-rsid="000854c5"/>
    </style:style>
    <style:style style:name="P7" style:family="paragraph" style:parent-style-name="Text_20_body">
      <style:text-properties officeooo:paragraph-rsid="000854c5"/>
    </style:style>
    <style:style style:name="P8" style:family="paragraph" style:parent-style-name="Text_20_body">
      <style:text-properties officeooo:rsid="000a3f33" officeooo:paragraph-rsid="000a3f33"/>
    </style:style>
    <style:style style:name="P9" style:family="paragraph" style:parent-style-name="Text_20_body" style:list-style-name="L2">
      <style:text-properties officeooo:rsid="000a3f33" officeooo:paragraph-rsid="000a3f33"/>
    </style:style>
    <style:style style:name="P10" style:family="paragraph" style:parent-style-name="Text_20_body" style:list-style-name="L3">
      <style:text-properties officeooo:rsid="000a3f33" officeooo:paragraph-rsid="000a3f33"/>
    </style:style>
    <style:style style:name="P11" style:family="paragraph" style:parent-style-name="Text_20_body">
      <style:text-properties officeooo:rsid="000c0e7f" officeooo:paragraph-rsid="000c0e7f"/>
    </style:style>
    <style:style style:name="P12" style:family="paragraph" style:parent-style-name="Text_20_body" style:list-style-name="L4">
      <style:text-properties officeooo:rsid="000c9165" officeooo:paragraph-rsid="000c9165"/>
    </style:style>
    <style:style style:name="P13" style:family="paragraph" style:parent-style-name="Text_20_body" style:list-style-name="L4">
      <style:text-properties officeooo:rsid="000dc332" officeooo:paragraph-rsid="000dc332"/>
    </style:style>
    <style:style style:name="P14" style:family="paragraph" style:parent-style-name="Text_20_body">
      <style:text-properties officeooo:paragraph-rsid="000dc332"/>
    </style:style>
    <style:style style:name="T1" style:family="text">
      <style:text-properties officeooo:rsid="000dc33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estival Software Workflows</text:p>
      <text:h text:style-name="P1" text:outline-level="1">Introduction</text:h>
      <text:p text:style-name="P5">There are many ways the festival software can be used. <text:s/>Those described here are not the only ways.</text:p>
      <text:p text:style-name="P5">Features can be added if you want to do something else ask, it may be rather simple.</text:p>
      <text:p text:style-name="P5"/>
      <text:h text:style-name="P1" text:outline-level="1">Users and Capabilities</text:h>
      <text:p text:style-name="P5">Each user should have their own login. <text:s/>As a general principle all normal users can see everything inside the system, but only change things in their own area(s).</text:p>
      <text:p text:style-name="P5">All pages have a “Staff Login” bottom right, click to login. <text:s/>Once logged in a small extra menu bar appears click on “Staff Tools” to get back to the main menu.</text:p>
      <text:h text:style-name="P1" text:outline-level="1">Performers</text:h>
      <text:p text:style-name="P5">Currently the system knows about many categories of performers. <text:s/>It is possible for a performer to be in more than one category.</text:p>
      <text:list xml:id="list2901278718" text:style-name="L1">
        <text:list-item>
          <text:p text:style-name="P6">Dance Sides – All sides, lots of tools to make organising and scheduling them easy as simple</text:p>
        </text:list-item>
        <text:list-item>
          <text:p text:style-name="P6">Music – all musicians. <text:s/>Not as feature rich as dance sides</text:p>
        </text:list-item>
        <text:list-item>
          <text:p text:style-name="P6">All others (Family, Ceilidh, Comedy, Other) – Limited capabilities, subset of Music capabilities</text:p>
        </text:list-item>
      </text:list>
      <text:p text:style-name="P8">All performer records are in three parts:</text:p>
      <text:list xml:id="list1836689653" text:style-name="L2">
        <text:list-item>
          <text:p text:style-name="P9">Public data - what will be presented on the public website about that performers</text:p>
        </text:list-item>
        <text:list-item>
          <text:p text:style-name="P9">Private data – Who to contact, overlaps with other performers, bank details etc</text:p>
        </text:list-item>
        <text:list-item>
          <text:p text:style-name="P9">Per Year data – What they are doing this year. <text:s text:c="2"/>You can look back to older years if needed.</text:p>
        </text:list-item>
      </text:list>
      <text:p text:style-name="P8">Some parts of the form has background colours:</text:p>
      <text:list xml:id="list3565316600" text:style-name="L3">
        <text:list-item>
          <text:p text:style-name="P10">White – Normal, both you and the performer can update and see this</text:p>
        </text:list-item>
        <text:list-item>
          <text:p text:style-name="P10">Pale yellow – Private to the festival. <text:s text:c="2"/>Anything here is never seen outside the festival</text:p>
        </text:list-item>
        <text:list-item>
          <text:p text:style-name="P10">Pink – If you set these, the performer can see them, but not change them (eg their fee)</text:p>
        </text:list-item>
      </text:list>
      <text:h text:style-name="P2" text:outline-level="2">Information about parts of the form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Field</text:p>
          </table:table-cell>
          <table:table-cell table:style-name="Table1.B1" office:value-type="string">
            <text:p text:style-name="P3">Notes</text:p>
          </table:table-cell>
        </table:table-row>
        <table:table-row>
          <table:table-cell table:style-name="Table1.A2" office:value-type="string">
            <text:p text:style-name="P3">Name</text:p>
          </table:table-cell>
          <table:table-cell table:style-name="Table1.B2" office:value-type="string">
            <text:p text:style-name="P3">Full name of performer</text:p>
          </table:table-cell>
        </table:table-row>
        <table:table-row>
          <table:table-cell table:style-name="Table1.A2" office:value-type="string">
            <text:p text:style-name="P3">Grid name</text:p>
          </table:table-cell>
          <table:table-cell table:style-name="Table1.B2" office:value-type="string">
            <text:p text:style-name="P3">To make tabulated information clear. <text:s/>Recommended for long names over 20 chars</text:p>
          </table:table-cell>
        </table:table-row>
        <text:soft-page-break/>
        <table:table-row>
          <table:table-cell table:style-name="Table1.A2" office:value-type="string">
            <text:p text:style-name="P3">Type</text:p>
          </table:table-cell>
          <table:table-cell table:style-name="Table1.B2" office:value-type="string">
            <text:p text:style-name="P3">For dance – Northwest, Cotswold etc. <text:s/>Usage otherwise undefined</text:p>
          </table:table-cell>
        </table:table-row>
        <table:table-row>
          <table:table-cell table:style-name="Table1.A2" office:value-type="string">
            <text:p text:style-name="P4">Costume Description</text:p>
          </table:table-cell>
          <table:table-cell table:style-name="Table1.B2" office:value-type="string">
            <text:p text:style-name="P3"/>
          </table:table-cell>
        </table:table-row>
      </table:table>
      <text:p text:style-name="P14"/>
      <text:h text:style-name="P2" text:outline-level="2">Dance (display) work flows</text:h>
      <text:p text:style-name="P14"/>
      <text:h text:style-name="Heading_20_2" text:outline-level="2">Music and other work flows</text:h>
      <text:p text:style-name="P7"/>
      <text:p text:style-name="P7"/>
      <text:h text:style-name="P1" text:outline-level="1">Events and Venues</text:h>
      <text:p text:style-name="P7"/>
      <text:p text:style-name="P7"/>
      <text:h text:style-name="P1" text:outline-level="1">Trade</text:h>
      <text:p text:style-name="P11">Full management of trade stands, where they are, what they are charged, alll accounting done for you. <text:s text:c="2"/>(After Dance this is the most feature rich part of the system).</text:p>
      <text:p text:style-name="P11">Not yet used by Chippenham</text:p>
      <text:h text:style-name="P1" text:outline-level="1">Finance</text:h>
      <text:p text:style-name="P11">Records of each budget area and how all performers are charged to different areas. <text:s/>Invoicing, payment for small fees. <text:s text:c="2"/>Does not yet include the infrastructure costs for stages, toilets etc. <text:s/>Fairly feature rich.</text:p>
      <text:p text:style-name="P11">Not yet used by Chippenham</text:p>
      <text:h text:style-name="P1" text:outline-level="1">Volunteers</text:h>
      <text:p text:style-name="P11">Records of every volunteer, what they want to do and what they need. </text:p>
      <text:h text:style-name="Heading_20_3" text:outline-level="3">Admin for volunteer categories</text:h>
      <text:list xml:id="list485661297" text:style-name="L4">
        <text:list-item>
          <text:p text:style-name="P12">Setting up the team, email and questions to ask. <text:s/>Click on Volunteering categories (under Misc). <text:s/>Best to talk through any changes with Richard.</text:p>
        </text:list-item>
        <text:list-item>
          <text:p text:style-name="P12">Accepting applications. <text:s/>To simply accept, just click on the Accept button for the volunteer. To reject or only accept for some teams, click o<text:span text:style-name="T1">n the name to get more options</text:span></text:p>
        </text:list-item>
        <text:list-item>
          <text:p text:style-name="P13">Currently there are no ways to email the volunteers through the system, or schedule stewards for events. <text:s/>This may change.</text:p>
        </text:list-item>
      </text:list>
      <text:h text:style-name="P1" text:outline-level="1"><text:soft-page-break/>Other Things</text:h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08:23:16.698562236</meta:creation-date>
    <meta:generator>LibreOffice/7.3.7.2$Linux_X86_64 LibreOffice_project/30$Build-2</meta:generator>
    <dc:date>2023-01-02T11:27:19.058445440</dc:date>
    <meta:editing-duration>PT18S</meta:editing-duration>
    <meta:editing-cycles>1</meta:editing-cycles>
    <meta:document-statistic meta:table-count="1" meta:image-count="0" meta:object-count="0" meta:page-count="3" meta:paragraph-count="46" meta:word-count="493" meta:character-count="2858" meta:non-whitespace-character-count="2392"/>
  </office:meta>
</office:document-meta>
</file>